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justify"/>
    </style:style>
    <style:style style:name="c4" style:family="text">
      <style:text-properties fo:font-family="Sans" style:text-underline-style="solid"/>
    </style:style>
    <style:style style:name="c5" style:family="text">
      <style:text-properties fo:font-style="italic" fo:font-family="Sans"/>
    </style:style>
    <style:style style:name="c6" style:family="text">
      <style:text-properties fo:font-weight="bold" fo:font-family="Sans"/>
    </style:style>
    <style:style style:name="p10" style:family="paragraph">
      <style:paragraph-properties fo:text-align="center"/>
    </style:style>
  </office:automatic-styles>
  <office:body>
    <office:text>
      <text:p text:style-name="p10"/>
      <text:p text:style-name="p10"><text:span text:style-name="c0">Learning about Our Neighborhoods </text:span></text:p>
      <text:p text:style-name="p10"><text:span text:style-name="c0">through Web Map Stories</text:span></text:p>
      <text:p text:style-name="p10"/>
      <text:p text:style-name="p10"/>
      <text:p text:style-name="p10"/>
      <text:p text:style-name="p10"><text:span text:style-name="c0">San Francisco State University</text:span></text:p>
      <text:p text:style-name="p10"><text:span text:style-name="c0">Department of Geography and Environment</text:span></text:p>
      <text:p text:style-name="p10"><text:span text:style-name="c0">In partial fulfillment of a Master of Arts Degree</text:span></text:p>
      <text:p text:style-name="p10"/>
      <text:p text:style-name="p10"/>
      <text:p text:style-name="p10"/>
      <text:p text:style-name="p10"><text:span text:style-name="c0">Dariya Draganova</text:span></text:p>
      <text:p text:style-name="p10"/>
      <text:p text:style-name="p10"/>
      <text:p text:style-name="p10"><text:span text:style-name="c0">Advisers: </text:span></text:p>
      <text:p text:style-name="p10"><text:span text:style-name="c0">Dr. Nancy Wilkinson and Dr. Jerry Davis </text:span></text:p>
      <text:p text:style-name="p3"/>
      <text:p text:style-name="p3"/>
      <text:p text:style-name="p3"/>
      <text:p text:style-name="p3"/>
      <text:p text:style-name="p3"/>
      <text:p text:style-name="p3"/>
      <text:p text:style-name="p3"><text:span text:style-name="c6">FOREWORD</text:span></text:p>
      <text:p text:style-name="p3"/>
      <text:p text:style-name="p3"><text:span text:style-name="c5">“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3"/>
      <text:p text:style-name="p3"><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3"><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3"><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3"><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3"><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3"/>
      <text:p text:style-name="p3"/>
      <text:p text:style-name="p3"/>
      <text:p text:style-name="p3"><text:span text:style-name="c6">INTRODUCTION</text:span><text:span text:style-name="c0"> </text:span></text:p>
      <text:p text:style-name="p3"/>
      <text:p text:style-name="p3"><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support, and take action on both bottom-up and top-down environmental solutions, especially if the public feels personally invested and has the tools to change its behavior (Stevenson et al. 2013; Zion et al. 2011). <text:s/>But how does an entire urban citizenry become ecologically literate? <text:s/>Is it even possible? <text:s/></text:span></text:p>
      <text:p text:style-name="p1"><text:span text:style-name="c0"><text:tab/>Our urbanized society no longer supports a community structure where elders pass on their ecological and geographic knowledge of local plants, animals, creeks, and more. <text:s/>We need a substitute that will approximate the learning structure provide by elders. <text:s/>We need a source of <text:s text:c="2"/>knowledge that is always present and current, full of details about our local environment, that is evolving and accumulating more information, that is easily approachable by anyone of any age. <text:s/>There are some environmental education programs that often focus on educating children What is needed is a place-based environmental education tool that is easily accessible by anyone. <text:s/></text:span></text:p>
      <text:p text:style-name="p1"/>
      <text:p text:style-name="p1"/>
      <text:p text:style-name="p1"><text:span text:style-name="c0">This thesis utilizes web maps as a place-based environmental education medium that will be easily accessible by anyone via the Internet and will focus on the City of Berkeley. <text:s/>This web-map tool is used to investigate the connection between personal environmental knowledge and a person’s attachment to the natural dimensions of that place and the degree to which they attribute ecological meaning to it. <text:s/>A sense of place theoretical framework is used to examine this question. <text:s/>In particular, the framework draws on the explanatory power of place-attachment and place-meaning to help understand if place-based ecological, geographic, and environmental knowledge can foster a positive relationship our local ecosystem. <text:s text:c="2"/></text:span></text:p>
      <text:p text:style-name="p3"/>
      <text:p text:style-name="p3"/>
      <text:p text:style-name="p3"><text:span text:style-name="c0">
          <text:s text:c="2"/><text:tab/>The success behind place-based environmental education comes from its focus on places that are dear to us. <text:s/>Our homes, backyards, local neighborhood, and even our cities, tend to hold deep significance for us. <text:s/>We bond with these places, and we care about them the most. <text:s/>In getting to know the places where we live, we begin to understand how they are linked to other places and how we can become responsible for the local quality of life (Thomashow 2002). <text:s/>Communities are also empowered by ecological and natural science knowledge, being able to better combat local issues of health (), but also tackle on larger issues such as climate change and habitat destruction (Thomashow 2002). <text:s/>So if we are to reconnect with nature, we should do it at the local level, where we are most likely to find personal significance in the natural environment of the places where we live. </text:span></text:p>
      <text:p text:style-name="p3"><text:span text:style-name="c0"><text:tab/>This is why the a sense of place theoretical framework is appropriate for this thesis. <text:s/>The method used in teaching this knowledge is a “web map story”. <text:s/></text:span></text:p>
      <text:p text:style-name="p3"/>
      <text:p text:style-name="p3"><text:span text:style-name="c0"><text:tab/></text:span></text:p>
      <text:p text:style-name="p3"/>
      <text:p text:style-name="p3"/>
      <text:p text:style-name="p3"/>
      <text:p text:style-name="p3"/>
      <text:p text:style-name="p3"><text:span text:style-name="c0">&gt;&gt;Health benefits</text:span></text:p>
      <text:p text:style-name="p3"><text:span text:style-name="c0"><text:tab/>Natural places and nature can have a large health benefit to people in cities. <text:s/>Kaplan and Kaplan (2005) discuss the various ways in which urban nature can help people be more clear-headed, calm, resilient, retrospective, and other benefits to both mental and physical health. </text:span></text:p>
      <text:p text:style-name="p3"><text:span text:style-name="c0"><text:tab/></text:span></text:p>
      <text:p text:style-name="p3"/>
      <text:p text:style-name="p3"><text:span text:style-name="c0">&gt;&gt; Knowledge and Place attachment<text:tab/></text:span></text:p>
      <text:p text:style-name="p3"/>
      <text:p text:style-name="p3"><text:span text:style-name="c0"><text:tab/>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3"/>
      <text:p text:style-name="p3"><text:span text:style-name="c0">&gt;&gt; Knowledge and Place Meaning</text:span></text:p>
      <text:p text:style-name="p3"/>
      <text:p text:style-name="p3"><text:span text:style-name="c0"><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span></text:p>
      <text:p text:style-name="p3"/>
      <text:p text:style-name="p3"/>
      <text:p text:style-name="p3"><text:span text:style-name="c0"><text:tab/>Not using Kudryavtsev et al (2012)'s place meaning Likert statements.. because he is basing it on physical experiences with nature.</text:span></text:p>
      <text:p text:style-name="p3"/>
      <text:p text:style-name="p3"/>
      <text:p text:style-name="p3"><text:span text:style-name="c0">Environmental Education and Place </text:span></text:p>
      <text:p text:style-name="p3"><text:span text:style-name="c0"><text:tab/>A recent strategy in environmental education is focusing the learning activities on the place where students live (Kubota et al. 2013). <text:s/>The results of hands-on workshops helped children improve their awareness of environmental issues that are not visible, such as air, noise, and water pollution (Kubota et al. 2013). <text:s/>Place-based environmental education is shown to improve children's environmental awareness, interests, and intentions. (Kubota et al. 2013). </text:span></text:p>
      <text:p text:style-name="p3"/>
      <text:p text:style-name="p3"/>
      <text:p text:style-name="p3"/>
      <text:p text:style-name="p3"><text:span text:style-name="c0">Add stuff about my research questions</text:span></text:p>
      <text:p text:style-name="p3"><text:span text:style-name="c0">(*) it is implied that the observer is human, although I see why not it could not be any living observer that is able to sense their environment and react to that experience. </text:span></text:p>
      <text:p text:style-name="p3"/>
      <text:p text:style-name="p3"/>
      <text:p text:style-name="p3"/>
      <text:p text:style-name="p3"/>
      <text:p text:style-name="p3"/>
      <text:p text:style-name="p3"/>
      <text:p text:style-name="p3"><text:span text:style-name="c0">Literature Review</text:span></text:p>
      <text:p text:style-name="p3"/>
      <text:p text:style-name="p3"><text:span text:style-name="c0">Introduction to Sense of Place</text:span></text:p>
      <text:p text:style-name="p3"/>
      <text:p text:style-name="p3"><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3"><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Let's define and further explore these concepts.</text:span></text:p>
      <text:p text:style-name="p3"/>
      <text:p text:style-name="p3"/>
      <text:p text:style-name="p3"/>
      <text:p text:style-name="p3"><text:span text:style-name="c0">Place Attachment </text:span></text:p>
      <text:p text:style-name="p3"/>
      <text:p text:style-name="p3"><text:span text:style-name="c0">1. Defining place-attachment</text:span></text:p>
      <text:p text:style-name="p3"><text:span text:style-name="c0"><text:tab/></text:span></text:p>
      <text:p text:style-name="p3"><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3"/>
      <text:p text:style-name="p3"><text:span text:style-name="c0">&gt;&gt; To what exactly are we attached? </text:span></text:p>
      <text:p text:style-name="p3"><text:span text:style-name="c0"><text:tab/></text:span></text:p>
      <text:p text:style-name="p3"><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3"><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3"/>
      <text:p text:style-name="p3"><text:span text:style-name="c0">&gt;&gt; How is place attachment developed?</text:span></text:p>
      <text:p text:style-name="p3"/>
      <text:p text:style-name="p3"><text:span text:style-name="c0"><text:tab/>The attachment process can be almost instantaneous as a result of a strong, memorable and very personal experience; or it could happen slowly through repeated exposure to a place (Stedman 2008).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3"><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3"><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3"><text:span text:style-name="c0"><text:tab/> <text:s text:c="3"/></text:span></text:p>
      <text:p text:style-name="p3"/>
      <text:p text:style-name="p3"><text:span text:style-name="c0">Place Meaning</text:span></text:p>
      <text:p text:style-name="p3"><text:span text:style-name="c0"><text:tab/></text:span></text:p>
      <text:p text:style-name="p3"><text:span text:style-name="c0">&gt;&gt; Defining Place Meaning</text:span></text:p>
      <text:p text:style-name="p3"><text:span text:style-name="c0"><text:tab/></text:span></text:p>
      <text:p text:style-name="p3"><text:span text:style-name="c0"><text:tab/>“Place-meaning” is a concept that refers to the symbolic meanings that people ascribe to places (cite). <text:s/>Place-meanings are descriptive and answer the question of “What </text:span><text:span text:style-name="c5">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text:s/></text:span></text:p>
      <text:p text:style-name="p3"><text:span text:style-name="c0"><text:tab/> </text:span></text:p>
      <text:p text:style-name="p3"><text:span text:style-name="c0"><text:tab/></text:span></text:p>
      <text:p text:style-name="p3"><text:span text:style-name="c0">&gt;&gt; How are Place Meanings Developed? </text:span></text:p>
      <text:p text:style-name="p3"/>
      <text:p text:style-name="p3"><text:span text:style-name="c0"><text:tab/>Crucial to understand how place-meanings are produced – this can be huge in any kind of place-related management, like any kind of natural resource management. </text:span></text:p>
      <text:p text:style-name="p3"/>
      <text:p text:style-name="p3"><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3"/>
      <text:p text:style-name="p3"><text:span text:style-name="c0"><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c6">Stedman (2008? or 2003?)</text:span><text:span text:style-name="c0"> wonders if people really do have a complete freedom in guiding their experiences with the environment. To what degree is the physical environment itself responsible in shaping the meanings we ascribe to place? <text:s/>Is there a particular aspect of the environment that transcends all cultures and similarly appeals to all people, maybe as a result of our biological needs? <text:s/>In other words, can some place-meanings be intrinsic? <text:s/></text:span></text:p>
      <text:p text:style-name="p3"/>
      <text:p text:style-name="p3"/>
      <text:p text:style-name="p3"/>
      <text:p text:style-name="p3"/>
      <text:p text:style-name="p3"><text:span text:style-name="c0"><text:tab/> </text:span></text:p>
      <text:p text:style-name="p3"/>
      <text:p text:style-name="p3"><text:span text:style-name="c0">Influences on Place-Attachment and Place-meanings</text:span></text:p>
      <text:p text:style-name="p3"/>
      <text:p text:style-name="p3"><text:span text:style-name="c0"><text:tab/>The strength of our place-attachment or, how deeply and strongly we are attached to place,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3"/>
      <text:p text:style-name="p3"/>
      <text:p text:style-name="p3"><text:span text:style-name="c0">&gt;&gt; What influences Place attachment?</text:span></text:p>
      <text:p text:style-name="p3"><text:span text:style-name="c0">Empirical findings show that “social/cultural influences may influence the reasons places are considered to be special, but these influences are not the sole or primary factors involved in emotional attachments to place" (Eisenhauer et al. 2000, 438). <text:s/><text:tab/></text:span></text:p>
      <text:p text:style-name="p3"/>
      <text:p text:style-name="p3"><text:span text:style-name="c0">our physical environment – like for disabled people, a place that is easier to access.. </text:span></text:p>
      <text:p text:style-name="p3"/>
      <text:p text:style-name="p3"/>
      <text:p text:style-name="p3"><text:span text:style-name="c0">These meanings are symbolic and personal. <text:s/>They fall somewhere along a triangular continuum between the three poles of self, others, and the environment (Gustafson 2001). <text:s/>Gustafson (2001) found that place meanings concerning the relationship between the self and the environment depend on formal and personal knowledge people have of the environment. <text:s/></text:span></text:p>
      <text:p text:style-name="p3"><text:span text:style-name="c0"><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3"/>
      <text:p text:style-name="p3"><text:span text:style-name="c0">&gt;&gt; Strength of our attachment to place</text:span></text:p>
      <text:p text:style-name="p3"><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3"><text:span text:style-name="c0"><text:tab/></text:span></text:p>
      <text:p text:style-name="p3"><text:span text:style-name="c0">&gt;&gt;culture and society<text:tab/></text:span></text:p>
      <text:p text:style-name="p3"><text:span text:style-name="c0"><text:tab/>Our sense of place, derived through our experiences with place, seems to result from social constructs (), and from the type of physical environment (). <text:s/></text:span></text:p>
      <text:p text:style-name="p3"/>
      <text:p text:style-name="p3"><text:span text:style-name="c0">&gt;&gt; physical environment</text:span></text:p>
      <text:p text:style-name="p3"/>
      <text:p text:style-name="p3"><text:span text:style-name="c0"><text:tab/>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if the quality of the natural environment is poor, or perceived so, a person might not be attached to it and they may not attribute any ecological meanings to that place.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3"/>
      <text:p text:style-name="p3"><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3"/>
      <text:p text:style-name="p3"><text:span text:style-name="c0">&gt;&gt;Time and scale</text:span></text:p>
      <text:p text:style-name="p3"><text:span text:style-name="c0"><text:tab/>Temporal dimension not really discussed in lit: we know that place-attachment can grow stronger with time, but what about place-meanings?Scale influences the strength of attachment. <text:s/>Nanzer (2004) found that even at the state level, .. ?</text:span></text:p>
      <text:p text:style-name="p3"/>
      <text:p text:style-name="p3"><text:span text:style-name="c0">&gt;&gt;length of residency</text:span></text:p>
      <text:p text:style-name="p3"><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span></text:p>
      <text:p text:style-name="p3"/>
      <text:p text:style-name="p3"><text:span text:style-name="c0">&gt;&gt;gender and race</text:span></text:p>
      <text:p text:style-name="p3"><text:span text:style-name="c0"><text:tab/>Some studies found that gender did not play a significant role in place attachment, identity, or dependence (Nanzer 2004). <text:s/></text:span></text:p>
      <text:p text:style-name="p3"><text:span text:style-name="c0"><text:tab/>Racial background seemed to influence a person's sense of place in some studies (Nanzer 2004). <text:s/></text:span></text:p>
      <text:p text:style-name="p3"><text:span text:style-name="c0"><text:tab/>Surely, how gender, race, education, etc, plays a role in a person's sense of place must be influenced by the cultural norms of that place. </text:span></text:p>
      <text:p text:style-name="p3"/>
      <text:p text:style-name="p3"><text:span text:style-name="c0">Studies that show there is a gender or race difference in ability to learn from an online map? </text:span></text:p>
      <text:p text:style-name="p3"/>
      <text:p text:style-name="p3"><text:span text:style-name="c0">&gt;&gt; What influences place meanings? </text:span></text:p>
      <text:p text:style-name="p3"/>
      <text:p text:style-name="p3"><text:span text:style-name="c0"><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text:span></text:p>
      <text:p text:style-name="p3"/>
      <text:p text:style-name="p3"><text:span text:style-name="c0">This bond has a particular strength and it can be positively or negatively charged.</text:span></text:p>
      <text:p text:style-name="p3"/>
      <text:p text:style-name="p3"><text:span text:style-name="c0"><text:tab/>Place meanings are not constant over time: they change to reflect the changes in our experiences and the environment (Stewart 2008). </text:span></text:p>
      <text:p text:style-name="p3"><text:span text:style-name="c0">
          <text:s text:c="2"/></text:span></text:p>
      <text:p text:style-name="p3"><text:span text:style-name="c0">&gt;&gt;disruptions and conflict in place meaning and place attachment</text:span></text:p>
      <text:p text:style-name="p3"/>
      <text:p text:style-name="p3"><text:span text:style-name="c0"><text:tab/>Brown (1992) discusses how established place-attachments provide a sense of security and stability, and how challenges and disruptions to an established place-attachment can be stressful, emotional, and undesirable. <text:s/>In much the same way, insisting on the adoption of place-meanings that challenge or oppose someone's already established place-meanings, is a common source of conflict among stakeholders (citation ?). <text:s text:c="2"/></text:span></text:p>
      <text:p text:style-name="p3"/>
      <text:p text:style-name="p3"/>
      <text:p text:style-name="p3"><text:span text:style-name="c0"><text:tab/></text:span></text:p>
      <text:p text:style-name="p3"><text:span text:style-name="c6">Measuring Place-attachment and Place Meaning</text:span></text:p>
      <text:p text:style-name="p3"><text:span text:style-name="c0"> Some claim that place-meanings can be measured (Stedman 2008), while others say they cannot (Manzo 2008?), while both agree that “meanings suffer from an exquisite lack of clarity” (Stedman 2008, pg. 65). <text:s/></text:span></text:p>
      <text:p text:style-name="p3"/>
      <text:p text:style-name="p3"><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3"/>
      <text:p text:style-name="p3"><text:span text:style-name="c0"><text:tab/>Place attachment is really a measure of how attached we are to something (Stewart 2008). </text:span></text:p>
      <text:p text:style-name="p3"><text:span text:style-name="c0"><text:tab/>Some emphasize that when measuring place attachment, we can only really measure the strength of the attachment (Stedman 2008). </text:span></text:p>
      <text:p text:style-name="p3"/>
      <text:p text:style-name="p3"><text:span text:style-name="c0">Give examples directly from literature</text:span></text:p>
      <text:p text:style-name="p3"/>
      <text:p text:style-name="p3"><text:span text:style-name="c0">(Talk about variations in strength)</text:span></text:p>
      <text:p text:style-name="p3"><text:span text:style-name="c0">Quantitative measurements – predefine the type of attachment with statements, and allow the user to agree or disagree with those statements</text:span></text:p>
      <text:p text:style-name="p3"><text:span text:style-name="c0">Qualitative analysis: allow user to make their own statements (via interviews) and the researcher then interprets and categorizes the attachment. </text:span></text:p>
      <text:p text:style-name="p3"/>
      <text:p text:style-name="p3"/>
      <text:p text:style-name="p3"/>
      <text:p text:style-name="p3"><text:span text:style-name="c0">Measuring Place Meaning:</text:span></text:p>
      <text:p text:style-name="p3"><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3"/>
      <text:p text:style-name="p3"/>
      <text:p text:style-name="p3"/>
      <text:p text:style-name="p3"><text:span text:style-name="c0">Place dependence and identity (Nanzer 2004, etc) seem to be just another aspect of attachment. I see what Kudryavtsev was saying earlier. <text:s/></text:span></text:p>
      <text:p text:style-name="p3"/>
      <text:p text:style-name="p3"><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3"/>
      <text:p text:style-name="p3"/>
      <text:p text:style-name="p3"/>
      <text:p text:style-name="p3"/>
      <text:p text:style-name="p3"/>
      <text:p text:style-name="p3"/>
      <text:p text:style-name="p3"/>
      <text:p text:style-name="p3"><text:span text:style-name="c0">Inconsistencies, Gaps and Debate in the Literature</text:span></text:p>
      <text:p text:style-name="p3"/>
      <text:p text:style-name="p3"><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3"><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5">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3"/>
      <text:p text:style-name="p3"><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3"><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3"/>
      <text:p text:style-name="p3"><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3"/>
      <text:p text:style-name="p3"><text:span text:style-name="c0"><text:tab/>Methodologies are inconsistent. <text:s/>The statement “The Great Lakes are important to me” are used as a measure for place identity not place attachment (Nanzer 2004). <text:s/></text:span></text:p>
      <text:p text:style-name="p3"/>
      <text:p text:style-name="p3"><text:span text:style-name="c0"><text:tab/></text:span></text:p>
      <text:p text:style-name="p3"><text:span text:style-name="c0"><text:tab/></text:span></text:p>
      <text:p text:style-name="p3"><text:span text:style-name="c0"><text:tab/></text:span></text:p>
      <text:p text:style-name="p3"><text:span text:style-name="c0">Place attachment and Pro-environmental Behavior</text:span></text:p>
      <text:p text:style-name="p3"><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3"><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3"><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3"/>
      <text:p text:style-name="p3"/>
      <text:p text:style-name="p3"/>
      <text:p text:style-name="p3"><text:span text:style-name="c0"><text:tab/>Vaske and Korbin (2001)</text:span></text:p>
      <text:p text:style-name="p3"><text:span text:style-name="c0"><text:tab/>Clayton (2003)</text:span></text:p>
      <text:p text:style-name="p3"><text:span text:style-name="c0"><text:tab/>Uzzell et al 2002</text:span></text:p>
      <text:p text:style-name="p3"/>
      <text:p text:style-name="p3"/>
      <text:p text:style-name="p3"><text:span text:style-name="c0"><text:tab/></text:span></text:p>
      <text:p text:style-name="p3"/>
      <text:p text:style-name="p3"/>
      <text:p text:style-name="p3"><text:span text:style-name="c0">Relationship between place-meaning and place-attachment: place-attachment, and other place-related concepts can be “a function of the kinds of meanings we attribute to it” (Stedman 2008 (book), pg. 66).</text:span></text:p>
      <text:p text:style-name="p3"/>
      <text:p text:style-name="p3"/>
      <text:p text:style-name="p3"/>
      <text:p text:style-name="p3"/>
      <text:p text:style-name="p3"/>
      <text:p text:style-name="p3"/>
      <text:p text:style-name="p3"><text:span text:style-name="c0">Methodology</text:span></text:p>
      <text:p text:style-name="p3"/>
      <text:p text:style-name="p3"><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3"/>
      <text:p text:style-name="p3"><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3"/>
      <text:p text:style-name="p3"><text:span text:style-name="c0">&gt;&gt;Recruiting of Participants: </text:span></text:p>
      <text:p text:style-name="p3"><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3"><text:span text:style-name="c0"><text:tab/>A dominant way of recruiting participants is through a mail-in survey to a random sample of residents (Nanzer 2004). </text:span></text:p>
      <text:p text:style-name="p3"/>
      <text:p text:style-name="p3"><text:span text:style-name="c0">&gt;&gt;Target Audiences: </text:span></text:p>
      <text:p text:style-name="p3"><text:span text:style-name="c0"><text:tab/>The target audiences differed depending on the study. <text:s/>Any study that used predictive statistics strove to achieve a random, representative, sample from the population (Scannell and Gifford 2010). <text:s/></text:span></text:p>
      <text:p text:style-name="p3"><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3"/>
      <text:p text:style-name="p3"/>
      <text:p text:style-name="p3"><text:span text:style-name="c0">&gt;&gt;Before and After tests:</text:span></text:p>
      <text:p text:style-name="p3"><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3"/>
      <text:p text:style-name="p3"><text:span text:style-name="c0">&gt;&gt;Five-Point Likert Scale: </text:span></text:p>
      <text:p text:style-name="p3"><text:span text:style-name="c0"><text:tab/>A five point Likert scale ranging from “strongly disagree” to “strongly agree” was commonly used in survey questionnaires statements (Nanzer 2004)</text:span></text:p>
      <text:p text:style-name="p3"/>
      <text:p text:style-name="p3"><text:span text:style-name="c0">&gt;&gt;Seven-Point Likert Scale:</text:span></text:p>
      <text:p text:style-name="p3"><text:span text:style-name="c0"><text:tab/>Used by Stedman (2002, 2003) to measure place attachment. <text:s/></text:span></text:p>
      <text:p text:style-name="p3"/>
      <text:p text:style-name="p3"><text:span text:style-name="c0">Instruments:</text:span></text:p>
      <text:p text:style-name="p3"><text:span text:style-name="c0"><text:tab/>Interviews</text:span></text:p>
      <text:p text:style-name="p3"><text:span text:style-name="c0"><text:tab/>Surveys</text:span></text:p>
      <text:p text:style-name="p3"><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3"/>
      <text:p text:style-name="p3"><text:span text:style-name="c0">PLACE DEPENDENCE AND IDENTITY ARE JUST A TYPE OF PLACE ATTACHMENT, OR DESCRIPTORS OF THE REASON FOR THE ATTACHMENT?</text:span></text:p>
      <text:p text:style-name="p3"/>
      <text:p text:style-name="p3"/>
      <text:p text:style-name="p3"/>
      <text:p text:style-name="p3"><text:span text:style-name="c0">Qualitative Analysis</text:span></text:p>
      <text:p text:style-name="p3"><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3"/>
      <text:p text:style-name="p3"><text:span text:style-name="c0"><text:tab/></text:span></text:p>
      <text:p text:style-name="p3"><text:span text:style-name="c0">Statistical Analysis</text:span></text:p>
      <text:p text:style-name="p3"><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3"><text:span text:style-name="c0"><text:tab/>Regression analysis: Multiple linear regression analysis to model test scores and other factors, such as spending time outdoors, demographics, etc (Stevenson et al. 2013)</text:span></text:p>
      <text:p text:style-name="p3"><text:span text:style-name="c0"><text:tab/>Control groups were always representative of the test group (Stevenson et al. 2013). </text:span></text:p>
      <text:p text:style-name="p3"/>
      <text:p text:style-name="p3"><text:span text:style-name="c0">Look up Gustafson (2002): Place, Place-Attachment and Mobility. On how mobility influences place attachment. </text:span></text:p>
      <text:p text:style-name="p3"><text:span text:style-name="c0">Look up Brandenburg and Carroll 1995: “geographic proximity to a locale may affect the meanings and bonds associated with places” Your place or mine?: The eOEect of place cre±</text:span></text:p>
      <text:p text:style-name="p3"><text:span text:style-name="c0">ation on environmental values and landscape meaning. </text:span><text:span text:style-name="c5">Society Nat</text:span><text:span text:style-name="c0">. </text:span><text:span text:style-name="c5">Resources </text:span><text:span text:style-name="c0">8:381</text:span><text:span text:style-name="c5">È</text:span></text:p>
      <text:p text:style-name="p3"><text:span text:style-name="c0">398.</text:span></text:p>
      <text:p text:style-name="p3"/>
      <text:p text:style-name="p3"><text:span text:style-name="c0">Birds in the City</text:span></text:p>
      <text:p text:style-name="p3"><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3"><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3"/>
      <text:p text:style-name="p3"/>
      <text:p text:style-name="p3"/>
      <text:p text:style-name="p3"/>
      <text:p text:style-name="p3"><text:span text:style-name="c0">The power of narrative and naming:</text:span></text:p>
      <text:p text:style-name="p3"><text:span text:style-name="c0"><text:tab/>In a workshop that helped the faculty of a college reconnect with their surrounding natural environment and place, participants found that specific knowledge, like learning the names of local species of trees and </text:span></text:p>
      <text:p text:style-name="p3"/>
      <text:p text:style-name="p3"/>
      <text:p text:style-name="p3"><text:span text:style-name="c0">Maps</text:span></text:p>
      <text:p text:style-name="p3"><text:span text:style-name="c0">Maps can be powerful tools for helping people recognize the interdependence between themselves, other people, and other places (Cheng and Kruger 2008).</text:span></text:p>
      <text:p text:style-name="p3"/>
      <text:p text:style-name="p3"/>
      <text:p text:style-name="p3"><text:span text:style-name="c0">Web Maps</text:span></text:p>
      <text:p text:style-name="p3"><text:span text:style-name="c0">And while in the city, <text:s/>“people spend far more hours in front of video screens than they do walking the land” (Thomashow 2002, 79). </text:span></text:p>
      <text:p text:style-name="p3"/>
      <text:p text:style-name="p3"/>
      <text:p text:style-name="p3"><text:span text:style-name="c0">Web Map Stories</text:span></text:p>
      <text:p text:style-name="p3"><text:span text:style-name="c0">// including misconceptions ? (veritasium youtube channel)</text:span></text:p>
      <text:p text:style-name="p3"/>
      <text:p text:style-name="p3"><text:span text:style-name="c0">Role of the Internet</text:span></text:p>
      <text:p text:style-name="p3"><text:span text:style-name="c0"><text:tab/>Putting a project online has its virtues. <text:s/></text:span></text:p>
      <text:p text:style-name="p3"/>
      <text:p text:style-name="p3"/>
      <text:p text:style-name="p3"/>
      <text:p text:style-name="p3"/>
      <text:p text:style-name="p3"/>
      <text:p text:style-name="p3"/>
      <text:p text:style-name="p3"><text:span text:style-name="c0">BLAHBERINGS</text:span></text:p>
      <text:p text:style-name="p3"><text:span text:style-name="c0">Stewart (2008, 87) says that “single-word descriptors and brief landscape preference statements are not place-meanings. <text:s/>Place meanings are embedded in narratives of lived experience of those familiar with this site.” </text:span></text:p>
      <text:p text:style-name="p3"/>
      <text:p text:style-name="p3"><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3"><text:span text:style-name="c0">Also detached from nature.. value-wise</text:span></text:p>
      <text:p text:style-name="p3"><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3"><text:span text:style-name="c0"><text:tab/>I do not know the answers. <text:s/>But I have ideas. <text:s/>This thesis is an exploration of my ideas. </text:span></text:p>
      <text:p text:style-name="p3"/>
      <text:p text:style-name="p3"/>
      <text:p text:style-name="p3"><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3"><text:span text:style-name="c0"><text:tab/></text:span></text:p>
      <text:p text:style-name="p3"><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3"/>
      <text:p text:style-name="p3"/>
      <text:p text:style-name="p3"/>
      <text:p text:style-name="p3"><text:span text:style-name="c4">Place</text:span></text:p>
      <text:p text:style-name="p3"><text:span text:style-name="c0"><text:tab/></text:span></text:p>
      <text:p text:style-name="p3"/>
      <text:p text:style-name="p3"><text:span text:style-name="c0"><text:tab/>In fact, Manzo (2008) argues that place attachment cannot be measured quantitatively exactly for this reason. <text:s/>(But Stedman (2008) disagrees). <text:s text:c="3"/>s is in line with what other authors have </text:span></text:p>
      <text:p text:style-name="p3"><text:span text:style-name="c0"><text:tab/></text:span></text:p>
      <text:p text:style-name="p3"/>
      <text:p text:style-name="p3"><text:span text:style-name="c0">When we talk about a place, we inadvertently include information on our attachment to that place through our language. </text:span></text:p>
      <text:p text:style-name="p3"><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3"/>
      <text:p text:style-name="p3"><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3"/>
      <text:p text:style-name="p3"/>
      <text:p text:style-name="p3"><text:span text:style-name="c0">influences (other places)</text:span></text:p>
      <text:p text:style-name="p3"><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3"/>
      <text:p text:style-name="p3"/>
      <text:p text:style-name="p3"><text:span text:style-name="c0"><text:tab/>We use our five senses to experience a space, but social, cultural, psychological, economic, and other mechanisms can also govern our experiences and interpretations of a space. </text:span></text:p>
      <text:p text:style-name="p3"/>
      <text:p text:style-name="p3"/>
      <text:p text:style-name="p3"><text:span text:style-name="c0"><text:tab/></text:span></text:p>
      <text:p text:style-name="p3"/>
      <text:p text:style-name="p3"><text:span text:style-name="c0">It is useful in understanding our attachment to place. <text:s/>Let's use an example to illustrate the significance of place meaning: the statement “The Redwood forest is a very important place to me” is <text:s text:c="15"/>exemplary of strong place attachment to the Redwood forest, but the reason for that attachment is unclear. <text:s/>We can continue the statement with two different examples of place meaning: “...because it is a source of lumber and job security” or “...because it provides habitat to the endangered Spotted Owl”. <text:s/>The former ascribes an economic meaning to the Redwood forest, and the latter ascribes an ecological meaning. <text:s/>Both help explain the attachment to the Redwood forest, but they are vastly different place meanings, implying very different stakeholder attitudes toward how the forest should be used or managed. <text:s/></text:span></text:p>
      <text:p text:style-name="p3"/>
      <text:p text:style-name="p3"><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office:text>
  </office:body>
</office:document-content>
</file>